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40000032BC74B764FE6EAB373.png" manifest:media-type="image/png"/>
  <manifest:file-entry manifest:full-path="Pictures/1000000000000297000003366484BE2B24FDCBDF.png" manifest:media-type="image/png"/>
  <manifest:file-entry manifest:full-path="Pictures/10000000000002970000034051BC12D562EBEF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2.3492in" svg:y="-0.1252in" svg:width="6.9063in" svg:height="8.6665in" draw:z-index="2"><draw:image xlink:href="Pictures/10000000000002970000034051BC12D562EBEF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7972in" svg:y="0.1252in" svg:width="6.9063in" svg:height="8.5626in" draw:z-index="1"><draw:image xlink:href="Pictures/1000000000000297000003366484BE2B24FDCB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3.1457in" svg:y="0.5in" svg:width="6.8752in" svg:height="8.448in" draw:z-index="0"><draw:image xlink:href="Pictures/10000000000002940000032BC74B764FE6EAB3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Verdana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3:23:45.289384039</meta:creation-date>
    <dc:date>2025-02-10T23:28:57.009574675</dc:date>
    <meta:editing-duration>PT5M1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